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665in" loext:contextual-spacing="false" fo:line-height="100%"/>
    </style:style>
    <style:style style:name="P2" style:family="paragraph" style:parent-style-name="Standard" style:master-page-name="Standard">
      <style:paragraph-properties fo:margin-top="0in" fo:margin-bottom="0.1665in" loext:contextual-spacing="false" fo:line-height="100%" style:page-number="1"/>
    </style:style>
    <style:style style:name="P3" style:family="paragraph" style:parent-style-name="Standard">
      <style:paragraph-properties fo:margin-left="0.5in" fo:margin-right="0in" fo:margin-top="0in" fo:margin-bottom="0.1665in" loext:contextual-spacing="false" fo:line-height="100%" fo:text-indent="0in" style:auto-text-indent="false"/>
    </style:style>
    <style:style style:name="P4" style:family="paragraph" style:parent-style-name="Standard">
      <style:paragraph-properties fo:margin-left="0.5in" fo:margin-right="0in" fo:margin-top="0.1665in" fo:margin-bottom="0.1665in" loext:contextual-spacing="false" fo:line-height="100%" fo:text-indent="0in" style:auto-text-indent="fals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margin-top="0in" fo:margin-bottom="0.0835in" loext:contextual-spacing="false" fo:line-height="100%" fo:text-align="justify" style:justify-single-word="false" fo:text-indent="0in" style:auto-text-indent="false"/>
    </style:style>
    <style:style style:name="P7" style:family="paragraph" style:parent-style-name="Standard">
      <style:paragraph-properties fo:margin-left="0in" fo:margin-right="0in" fo:margin-top="0.1665in" fo:margin-bottom="0.1665in" loext:contextual-spacing="false" fo:line-height="100%" fo:text-indent="0.5in" style:auto-text-indent="false"/>
    </style:style>
    <style:style style:name="P8" style:family="paragraph" style:parent-style-name="Standard">
      <style:paragraph-properties fo:margin-left="0in" fo:margin-right="0in" fo:margin-top="0.1665in" fo:margin-bottom="0.1665in" loext:contextual-spacing="false" fo:line-height="100%" fo:text-indent="0.5in" style:auto-text-indent="false"/>
    </style:style>
    <style:style style:name="P9" style:family="paragraph" style:parent-style-name="Standard">
      <style:paragraph-properties fo:margin-left="0in" fo:margin-right="0in" fo:margin-top="0.1665in" fo:margin-bottom="0.1665in" loext:contextual-spacing="false" fo:line-height="100%" fo:text-indent="0in" style:auto-text-indent="false"/>
    </style:style>
    <style:style style:name="P10" style:family="paragraph" style:parent-style-name="Standard">
      <style:paragraph-properties fo:margin-left="0in" fo:margin-right="0in" fo:margin-top="0.1665in" fo:margin-bottom="0.1665in" loext:contextual-spacing="false" fo:line-height="100%" fo:text-indent="0in" style:auto-text-indent="false"/>
      <style:text-properties fo:font-size="19pt" style:font-size-asian="19pt" style:font-size-complex="19pt"/>
    </style:style>
    <style:style style:name="P11" style:family="paragraph" style:parent-style-name="Standard">
      <style:paragraph-properties fo:margin-top="0.1665in" fo:margin-bottom="0.1665in" loext:contextual-spacing="false" fo:line-height="100%"/>
    </style:style>
    <style:style style:name="T1" style:family="text">
      <style:text-properties fo:font-size="19pt" style:font-size-asian="19pt" style:font-size-complex="19pt"/>
    </style:style>
    <style:style style:name="T2" style:family="text">
      <style:text-properties fo:font-size="14pt" style:font-size-asian="14pt" style:font-size-complex="14pt"/>
    </style:style>
    <style:style style:name="T3" style:family="text">
      <style:text-properties fo:color="#1155cc" style:text-underline-style="solid" style:text-underline-width="auto" style:text-underline-color="font-color"/>
    </style:style>
    <style:style style:name="T4" style:family="text">
      <style:text-properties style:font-name="Times New Roman" fo:font-size="12pt"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ГРУПА 1:</text:span></text:p>
      <text:p text:style-name="P1"><text:span text:style-name="T2">Лаб1:</text:span></text:p>
      <text:p text:style-name="P3">1.<text:tab/>Да се креира хиерархија на класи за водење на евиденција за лаборатории во еден факултет. За секоја лабораторија е познато името на лабораторијата, името на институтот на кој припаѓа и бројот на работни места во неа. Почетната вредност на лабораторијата е 120000 денари, а се зголемува за 5% за секое работно место. Лабораториите може да бидат софтверски или хардверски.</text:p>
      <text:p text:style-name="P4">За софтверска лабораторија дополнително се чува бројот на софтверите кои се дел од лабораторијата (максимум 15), низа со насловите на секој софтвер и низа од индикатори која кажува дали софтверот е лиценциран или слободен. Вкупната вредност на софтверската лабораторија се одредува со тоа што почетната вредност лабораторијата се зголемува 5000 денари по работно место ако софтверот е лиценциран и 5 денари по работно место ако софтверот е слободен.</text:p>
      <text:p text:style-name="P4">За хардверска лабораторија дополнително се чува информација за типот на хардверска лабораторија (високострујна или нискострујна), бројот на парчиња хардвер кои се дел од лабораторијата (максимум 30) и низа со цените на секое парче хардвер. Вредноста на лабораторијата со алати се добива со тоа што на почетната вредност и се додава 100000 ако е високострујна или 2000 ако е нискострујна а потоа на сумата се додава цената на секое од парчињата хардвер што се дел од лабораторијата.</text:p>
      <text:p text:style-name="P4">Во секоја од класите да се дефинира конструктор со параметри, методи за печатење на сите информации за објект од соодветната класа и метода за пресметка на вредноста на објект од соодветната класа.</text:p>
      <text:p text:style-name="P7">--------------------------------------------------------------------------------------------------------------</text:p>
      <text:p text:style-name="P5">2.<text:tab/>Да се напише функција која за две текстуални низи (внесени од тастатура и дадени како аргументи на функцијата) ќе провери дали се анаграми. Анаграм е збор или фраза кој може да се добие од буквите на друг збор или фраза (во случај на фраза бројот на празни места не мора да е ист).</text:p>
      <text:p text:style-name="P5"/>
      <text:p text:style-name="P7">--------------------------------------------------------------------------------------------------------------</text:p>
      <text:p text:style-name="P4">3. <text:tab/>Корисникот од тастатура внесува квадратна матрица со димензија N која преставува слика (т.е. е пополнета со вредности од 0 до 255). Програмата треба да ја ротира сликата за 90 степени во десно. </text:p>
      <text:p text:style-name="P4"/>
      <text:p text:style-name="P9"><text:span text:style-name="T2">Лаб2:</text:span></text:p>
      <text:p text:style-name="P4">1. <text:tab/>Да се напише функција која како аргумент го добива head јазолот на единечно поврзана листа и вредност N (цел број). Функцијата треба да ја измине листата и да го отстрани N-тиот јазол од крајот на листата. Задачата да се реши и со класата SLinkedList и со класата LinkedList.</text:p>
      <text:p text:style-name="P7">--------------------------------------------------------------------------------------------------------------</text:p>
      <text:p text:style-name="P4">2.<text:tab/>Да се напише функција која како аргумент добива магацин. Функцијата треба да ја сортира содржината на магацинот така што најмалиот елемент ќе биде сместен на врвот од магацинот, а најголемиот елемент ќе биде сместен на дното. Притоа, за реализација на решението функцијата може да користи само магацини како помошна структура (дополнително дефинирање на променливи – обични целобројни или структурни не е дозволено). </text:p>
      <text:p text:style-name="P7">--------------------------------------------------------------------------------------------------------------</text:p>
      <text:p text:style-name="P4">3.<text:tab/>За внесена редица од цели броеви треба да се направи проверка дали за три последователни елементи важи дека сумата на првите два ја дава вредноста во третиот елемент и доколку условот е исполнет треба да се избрише вториот елемент. Доколку не е исполнет условот, редицата не претрпува промена. </text:p>
      <text:p text:style-name="P4"/>
      <text:p text:style-name="P11"><text:span text:style-name="T2">Лаб3:</text:span></text:p>
      <text:p text:style-name="P4">1. <text:tab/>Трибоначиевата секвенца е дефинирана така што првите три члена се дефинирани со вредности 0, 1 и 1. Секој следен број се пресметува како сума од претходните три членови. Да се напише програма која ќе го пресметува N-тиот член на секвенцата, каде N е внесено од тастатура.</text:p>
      <text:p text:style-name="P7">--------------------------------------------------------------------------------------------------------------</text:p>
      <text:p text:style-name="P4">2.<text:tab/>За цел број N (внесен од тастатура) да се генерираат првите N редици од Паскаловиот триаголник (<text:a xlink:type="simple" xlink:href="https://en.wikipedia.org/wiki/Pascal%27s_triangle#/media/File:PascalTriangleAnimated2.gif" text:style-name="ListLabel_20_1" text:visited-style-name="ListLabel_20_1"><text:span text:style-name="T3">начин на работа</text:span></text:a>).</text:p>
      <text:p text:style-name="P7">--------------------------------------------------------------------------------------------------------------</text:p>
      <text:p text:style-name="P4">3.<text:tab/>Да се напише програма која ќе го симулира испишувањето на цртички на еден интервал од линеар. Секој линеар е поделен на интервали, а секој интервал се состои од множество од цртички, распоредени на растојанија од ½ од интервалот, ¼ од интервалот, итн. Како што должината на интервалот се намалува за половина, така бројот на цртички се намалува за 1. Информацијата која се проследува на почеток е бројот на цртички на интервалот.</text:p>
      <text:p text:style-name="P4"><text:soft-page-break/>За проследена вредност 3, треба да се исцрта:</text:p>
      <text:p text:style-name="P4">---<text:line-break/> -<text:line-break/> --</text:p>
      <text:p text:style-name="P4">-</text:p>
      <text:p text:style-name="P4">---</text:p>
      <text:p text:style-name="P4">-<text:line-break/> –</text:p>
      <text:p text:style-name="P7">-</text:p>
      <text:p text:style-name="P7">—</text:p>
      <text:p text:style-name="P9"/>
      <text:p text:style-name="P9"><text:span text:style-name="T1">Група 3</text:span></text:p>
      <text:p text:style-name="P1"><text:span text:style-name="T2">Лаб1:</text:span></text:p>
      <text:p text:style-name="P3">1.<text:tab/><text:span text:style-name="T4">Да се креира хиерархија на класи за водење на евиденција за лаборатории во еден факултет. За секоја лабораторија е познато името на лабораторијата, името на институтот на кој припаѓа и бројот на работни места во неа. Почетната вредност на лабораторијата е 120000 денари, а се зголемува за 5% за секое работно место. Лабораториите може да бидат софтверски или хардверски.</text:span></text:p>
      <text:p text:style-name="P6"><text:span text:style-name="T4">За софтверска лабораторија дополнително се чува бројот на софтверите кои се дел од лабораторијата (максимум 15), низа со насловите на секој софтвер и низа од индикатори која кажува дали софтверот е лиценциран или слободен. Вкупната вредност на софтверската лабораторија се одредува со тоа што почетната вредност лабораторијата се зголемува 5000 денари по работно место ако софтверот е лиценциран и 5 денари по работно место ако софтверот е слободен.</text:span></text:p>
      <text:p text:style-name="P6"><text:span text:style-name="T4">За хардверска лабораторија дополнително се чува информација за типот на хардверска лабораторија (високострујна или нискострујна), бројот на парчиња хардвер кои се дел од лабораторијата (максимум 30) и низа со цените на секое парче хардвер. Вредноста на лабораторијата со алати се добива со тоа што на почетната вредност и се додава 100000 ако е високострујна или 2000 ако е нискострујна а потоа на сумата се додава цената на секое од парчињата хардвер што се дел од лабораторијата.</text:span></text:p>
      <text:p text:style-name="P6"><text:span text:style-name="T4">Во секоја од класите да се дефинира конструктор со параметри, методи за печатење на сите информации за објект од соодветната класа и метода за пресметка на вредноста на објект од соодветната класа.</text:span></text:p>
      <text:p text:style-name="P3"/>
      <text:p text:style-name="P4"/>
      <text:p text:style-name="P7">--------------------------------------------------------------------------------------------------------------</text:p>
      <text:p text:style-name="P5">2.<text:tab/><text:span text:style-name="T4">Да се напише функција која за дадена текстуална низа (внесена од тастатура и дадена како аргумент на функцијата) ќе направи промена така што ќе ги побара и избрише сите парови соседни знаци кои се истата буква од кои едната е голема а другата е мала.</text:span></text:p>
      <text:p text:style-name="P5"/>
      <text:p text:style-name="P5"/>
      <text:p text:style-name="P7">--------------------------------------------------------------------------------------------------------------</text:p>
      <text:p text:style-name="P4">3. <text:tab/><text:span text:style-name="T4">Корисникот од тастатура внесува квадратна матрица со димензија N која преставува слика (т.е. е пополнета со вредности од 0 до 255). Програмата треба да ја ротира сликата за 90 степени во десно. Бонус: Задачата да се реши без употреба на нова матрица.</text:span></text:p>
      <text:p text:style-name="P4"/>
      <text:p text:style-name="P11"><text:span text:style-name="T2">Лаб2:</text:span></text:p>
      <text:p text:style-name="P4">1. <text:tab/><text:span text:style-name="T4">Да се напише функција која како аргумент го добива head јазолот на единечно поврзана листа и вредност N (цел број). Функцијата треба да ја измине листата и да го отстрани N-тиот јазол од крајот на листата. Задачата да се реши и со класата SLinkedList и со класата LinkedList.</text:span></text:p>
      <text:p text:style-name="P7">--------------------------------------------------------------------------------------------------------------</text:p>
      <text:p text:style-name="P4"><text:soft-page-break/>2.<text:tab/><text:span text:style-name="T4">Да се напише програма во која корисникот од тастатура внесува стринг кој претставува сегмент од HTML код. Со помош на магацин да се провери дали кодот е валиден, т.е. дали секој отворен таг има соодветен затворен таг и валидна содржина. </text:span></text:p>
      <text:p text:style-name="P7">--------------------------------------------------------------------------------------------------------------</text:p>
      <text:p text:style-name="P4">3.<text:tab/><text:span text:style-name="T4">За внесена редица од цели броеви и цел број N, програмата треба да ја измине редица така што ќе креира нова редица при што секој елемент од редицата ќе се замени со N елементи чија вредност ќе биде data/N, каде data е оригиналната вредност на елементот кој се заменува (ако целобројно делење не е можно, тогаш елементот што се сместува е долна граница од делењето).</text:span></text:p>
      <text:p text:style-name="P4"/>
      <text:p text:style-name="P11"><text:span text:style-name="T2">Лаб3:</text:span></text:p>
      <text:p text:style-name="P4">1. <text:tab/><text:span text:style-name="T4">N гости во еден ресторан, во ист временски момент, му порачуваат на готвачот N различни јадења. За секое од јадењата се знае колку време му е потребно на готвачот да го приготви. Секој од гостите, од моментот на нарачка, почнува да му брои казнени поени на готвачот. Му дава онолку казнени поени колку што време чека да му стигне јадењето. Кој е минималниот број на казнени поени кои може да ги добие готвачот.</text:span></text:p>
      <text:p text:style-name="P4"/>
      <text:p text:style-name="P7">--------------------------------------------------------------------------------------------------------------</text:p>
      <text:p text:style-name="P4">2.<text:tab/><text:span text:style-name="T4">Дадена е низа од научни списанија, при што за секоје списание се знае местото кое го зафаќа на полица по широчина и височина. Дополнително, се знае должината на полиците на кои треба да се сместат списанијата. Кога со списанија ќе пополни едно ниво од полиците, се минува на следното ниво полици, при што висината на една полица зависи од највисокото списание поставено на полицата. Да се одреди минималната можна височина на полиците, откако на неа ќе бидат сместени сите списанија од низата.</text:span></text:p>
      <text:p text:style-name="P7">--------------------------------------------------------------------------------------------------------------</text:p>
      <text:p text:style-name="P4">3.<text:tab/><text:span text:style-name="T4">Да се напише програма која ќе го симулира испишувањето на цртички на еден интервал од линеар. Секој линеар е поделен на интервали, а секој интервал се состои од множество од цртички, распоредени на растојанија од ½ од интервалот, ¼ од интервалот, итн. Како што должината на интервалот се намалува за половина, така бројот на цртички се намалува за 1. Информацијата која се проследува на почеток е бројот на цртички на интервалот.</text:span></text:p>
      <text:p text:style-name="P6"><text:span text:style-name="T4">За проследена вредност 3, треба да се исцрта:</text:span></text:p>
      <text:p text:style-name="P6"><text:span text:style-name="T4">---<text:line-break/>-<text:line-break/>--</text:span></text:p>
      <text:p text:style-name="P6"><text:span text:style-name="T4">-</text:span></text:p>
      <text:p text:style-name="P6"><text:span text:style-name="T4">---</text:span></text:p>
      <text:p text:style-name="P6"><text:span text:style-name="T4">-<text:line-break/>--</text:span></text:p>
      <text:p text:style-name="P6"><text:span text:style-name="T4">-</text:span></text:p>
      <text:p text:style-name="P6"><text:span text:style-name="T4">—</text:span></text:p>
      <text:p text:style-name="P4"/>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8" meta:word-count="1385" meta:character-count="9530" meta:non-whitespace-character-count="8186"/>
    <meta:generator>LibreOfficeDev/6.0.5.2$Linux_X86_64 LibreOffice_project/</meta:generator>
  </office:meta>
</office:document-meta>
</file>